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solid" draw:fill-color="#ffff00" draw:fill-gradient-name="round" draw:textarea-horizontal-align="center" draw:textarea-vertical-align="middle"/>
    </style:style>
    <style:style style:name="gr2" style:family="graphic" style:parent-style-name="standard">
      <style:graphic-properties draw:stroke="none" draw:fill="gradient" draw:fill-gradient-name="round" draw:textarea-horizontal-align="center" draw:textarea-vertical-align="middle"/>
    </style:style>
    <style:style style:name="gr3" style:family="graphic" style:parent-style-name="standard">
      <style:graphic-properties draw:fill-color="#e6e6ff" draw:textarea-horizontal-align="center" draw:textarea-vertical-align="middle"/>
    </style:style>
    <style:style style:name="gr4" style:family="graphic" style:parent-style-name="standard">
      <style:graphic-properties draw:fill="solid" draw:fill-color="#99ccff" draw:textarea-horizontal-align="center" draw:textarea-vertical-align="middl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fill="solid" draw:fill-color="#94bd5e" draw:textarea-horizontal-align="center" draw:textarea-vertical-align="middle"/>
    </style:style>
    <style:style style:name="gr7" style:family="graphic" style:parent-style-name="standard">
      <style:graphic-properties draw:fill-color="#cccccc" draw:textarea-horizontal-align="left" draw:textarea-vertical-align="top"/>
    </style:style>
    <style:style style:name="gr8" style:family="graphic" style:parent-style-name="standard">
      <style:graphic-properties draw:fill-color="#cccccc" draw:textarea-horizontal-align="right" draw:textarea-vertical-align="top"/>
    </style:style>
    <style:style style:name="gr9" style:family="graphic" style:parent-style-name="standard">
      <style:graphic-properties draw:fill-color="#e6e6e6" draw:textarea-horizontal-align="left" draw:textarea-vertical-align="top"/>
    </style:style>
    <style:style style:name="gr10" style:family="graphic" style:parent-style-name="standard">
      <style:graphic-properties draw:fill-color="#e6e6e6" draw:textarea-horizontal-align="right" draw:textarea-vertical-align="top"/>
    </style:style>
    <style:style style:name="gr11" style:family="graphic" style:parent-style-name="standard">
      <style:graphic-properties draw:fill-color="#ffffff" draw:textarea-horizontal-align="center" draw:textarea-vertical-align="middle"/>
    </style:style>
    <style:style style:name="gr12" style:family="graphic" style:parent-style-name="standard">
      <style:graphic-properties draw:fill="solid" draw:fill-color="#ffffff" draw:textarea-horizontal-align="center" draw:textarea-vertical-align="middle"/>
    </style:style>
    <style:style style:name="gr13" style:family="graphic" style:parent-style-name="standard">
      <style:graphic-properties draw:fill-color="#ffff99" draw:textarea-horizontal-align="center" draw:textarea-vertical-align="middle"/>
    </style:style>
    <style:style style:name="gr14" style:family="graphic" style:parent-style-name="standard">
      <style:graphic-properties draw:fill="solid" draw:fill-color="#dc2300" draw:textarea-horizontal-align="center" draw:textarea-vertical-align="middle"/>
    </style:style>
    <style:style style:name="gr15" style:family="graphic" style:parent-style-name="standard">
      <style:graphic-properties draw:stroke="none" draw:fill="gradient" draw:fill-gradient-name="round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2cm" fo:min-width="1.86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72cm" fo:min-width="1.867cm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fill-color="#94bd5e" draw:textarea-horizontal-align="left" draw:textarea-vertical-align="top"/>
    </style:style>
    <style:style style:name="gr20" style:family="graphic" style:parent-style-name="standard">
      <style:graphic-properties draw:fill-color="#94bd5e" draw:textarea-horizontal-align="right" draw:textarea-vertical-align="top"/>
    </style:style>
    <style:style style:name="gr21" style:family="graphic" style:parent-style-name="standard">
      <style:graphic-properties draw:fill="solid" draw:fill-color="#9966cc" draw:textarea-horizontal-align="center" draw:textarea-vertical-align="middle"/>
    </style:style>
    <style:style style:name="gr22" style:family="graphic" style:parent-style-name="standard">
      <style:graphic-properties draw:fill-color="#b3b3b3" draw:textarea-horizontal-align="left" draw:textarea-vertical-align="top"/>
    </style:style>
    <style:style style:name="gr23" style:family="graphic" style:parent-style-name="standard">
      <style:graphic-properties draw:fill-color="#b3b3b3" draw:textarea-horizontal-align="right" draw:textarea-vertical-align="top"/>
    </style:style>
    <style:style style:name="gr2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25" style:family="graphic" style:parent-style-name="standard">
      <style:graphic-properties draw:fill="solid" draw:fill-color="#94006b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P5" style:family="paragraph">
      <style:paragraph-properties fo:text-align="end"/>
    </style:style>
    <style:style style:name="P6" style:family="paragraph">
      <style:paragraph-properties fo:text-align="end"/>
      <style:text-properties fo:font-size="12pt" style:font-size-asian="12pt" style:font-size-complex="12pt"/>
    </style:style>
    <style:style style:name="P7" style:family="paragraph">
      <style:paragraph-properties fo:text-align="center"/>
      <style:text-properties fo:font-size="14pt" style:font-size-asian="14pt" style:font-size-complex="14pt"/>
    </style:style>
    <style:style style:name="P8" style:family="paragraph">
      <style:text-properties fo:color="#008000" fo:font-size="18pt" fo:font-weight="bold" style:font-size-asian="18pt" style:font-weight-asian="bold" style:font-size-complex="18pt" style:font-weight-complex="bold"/>
    </style:style>
    <style:style style:name="P9" style:family="paragraph">
      <style:text-properties fo:color="#008000" style:text-outline="true" fo:font-size="18pt" fo:font-weight="bold" style:font-size-asian="18pt" style:font-weight-asian="bold" style:font-size-complex="18pt" style:font-weight-complex="bold"/>
    </style:style>
    <style:style style:name="P10" style:family="paragraph">
      <style:text-properties fo:color="#800000" style:text-outline="true" fo:font-size="18pt" fo:font-weight="bold" style:font-size-asian="18pt" style:font-weight-asian="bold" style:font-size-complex="18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008000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800000" fo:font-size="18pt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ellipse draw:style-name="gr1" draw:text-style-name="P1" draw:layer="layout" svg:width="8.514cm" svg:height="4.873cm" svg:x="65.135cm" svg:y="21.909cm">
          <text:p/>
        </draw:ellipse>
        <draw:ellipse draw:style-name="gr2" draw:text-style-name="P1" draw:layer="layout" svg:width="8.514cm" svg:height="4.872cm" svg:x="59.272cm" svg:y="14.328cm">
          <text:p/>
        </draw:ellipse>
        <draw:ellipse draw:style-name="gr2" draw:text-style-name="P1" draw:layer="layout" svg:width="8.514cm" svg:height="4.873cm" svg:x="65.033cm" svg:y="10.278cm">
          <text:p/>
        </draw:ellipse>
        <draw:ellipse draw:style-name="gr2" draw:text-style-name="P1" draw:layer="layout" svg:width="8.514cm" svg:height="4.873cm" svg:x="61.992cm" svg:y="7.233cm">
          <text:p/>
        </draw:ellipse>
        <draw:ellipse draw:style-name="gr2" draw:text-style-name="P1" draw:layer="layout" svg:width="8.513cm" svg:height="4.873cm" svg:x="69.29cm" svg:y="7.233cm">
          <text:p/>
        </draw:ellipse>
        <draw:ellipse draw:style-name="gr2" draw:text-style-name="P1" draw:layer="layout" svg:width="8.514cm" svg:height="4.872cm" svg:x="61.688cm" svg:y="4.492cm">
          <text:p/>
        </draw:ellipse>
        <draw:ellipse draw:style-name="gr2" draw:text-style-name="P1" draw:layer="layout" svg:width="8.513cm" svg:height="4.872cm" svg:x="69.29cm" svg:y="4.492cm">
          <text:p/>
        </draw:ellipse>
        <draw:ellipse draw:style-name="gr2" draw:text-style-name="P1" draw:layer="layout" svg:width="8.514cm" svg:height="4.873cm" svg:x="78.716cm" svg:y="10.582cm">
          <text:p/>
        </draw:ellipse>
        <draw:ellipse draw:style-name="gr2" draw:text-style-name="P1" draw:layer="layout" svg:width="8.514cm" svg:height="4.872cm" svg:x="78.716cm" svg:y="4.492cm">
          <text:p/>
        </draw:ellipse>
        <draw:ellipse draw:style-name="gr1" draw:text-style-name="P1" draw:layer="layout" svg:width="8.514cm" svg:height="4.872cm" svg:x="51.046cm" svg:y="25.2cm">
          <text:p/>
        </draw:ellipse>
        <draw:ellipse draw:style-name="gr2" draw:text-style-name="P1" draw:layer="layout" svg:width="8.514cm" svg:height="4.873cm" svg:x="35.539cm" svg:y="20.936cm">
          <text:p/>
        </draw:ellipse>
        <draw:ellipse draw:style-name="gr2" draw:text-style-name="P1" draw:layer="layout" svg:width="8.514cm" svg:height="4.873cm" svg:x="51.046cm" svg:y="22.763cm">
          <text:p/>
        </draw:ellipse>
        <draw:rect draw:style-name="gr3" draw:text-style-name="P2" draw:layer="layout" svg:width="5.033cm" svg:height="0.914cm" svg:x="37.195cm" svg:y="34.639cm">
          <text:p text:style-name="P1"><text:span text:style-name="T1">query Database</text:span></text:p>
          <text:p text:style-name="P1"><text:span text:style-name="T1">(query)</text:span></text:p>
        </draw:rect>
        <draw:rect draw:style-name="gr4" draw:text-style-name="P2" draw:layer="layout" svg:width="5.033cm" svg:height="0.913cm" svg:x="37.195cm" svg:y="33.726cm">
          <text:p text:style-name="P1"><text:span text:style-name="T1">Database Row Cache</text:span></text:p>
        </draw:rect>
        <draw:rect draw:style-name="gr3" draw:text-style-name="P2" draw:layer="layout" svg:width="6.082cm" svg:height="0.914cm" svg:x="52.414cm" svg:y="27.619cm">
          <text:p text:style-name="P1"><text:span text:style-name="T1">get Database Rows From DB</text:span></text:p>
          <text:p text:style-name="P1"><text:span text:style-name="T1">(Project)</text:span></text:p>
        </draw:rect>
        <draw:rect draw:style-name="gr4" draw:text-style-name="P2" draw:layer="layout" svg:width="6.082cm" svg:height="0.914cm" svg:x="52.414cm" svg:y="26.705cm">
          <text:p text:style-name="P1"><text:span text:style-name="T1">Database Row Cache</text:span></text:p>
        </draw:rect>
        <draw:rect draw:style-name="gr3" draw:text-style-name="P2" draw:layer="layout" svg:width="6.082cm" svg:height="0.914cm" svg:x="44.49cm" svg:y="21.85cm">
          <text:p text:style-name="P1"><text:span text:style-name="T1">get Database Rows</text:span></text:p>
          <text:p text:style-name="P1"><text:span text:style-name="T1">(Project, Purpose)</text:span></text:p>
        </draw:rect>
        <draw:rect draw:style-name="gr4" draw:text-style-name="P2" draw:layer="layout" svg:width="6.082cm" svg:height="0.913cm" svg:x="44.49cm" svg:y="20.936cm">
          <text:p text:style-name="P1"><text:span text:style-name="T1">Database Row Cache</text:span></text:p>
        </draw:rect>
        <draw:rect draw:style-name="gr3" draw:text-style-name="P2" draw:layer="layout" svg:width="6.082cm" svg:height="0.914cm" svg:x="52.414cm" svg:y="24.878cm">
          <text:p text:style-name="P1"><text:span text:style-name="T1">refresh Cache If Needed</text:span></text:p>
          <text:p text:style-name="P1"><text:span text:style-name="T1">(Project)</text:span></text:p>
        </draw:rect>
        <draw:rect draw:style-name="gr4" draw:text-style-name="P2" draw:layer="layout" svg:width="6.082cm" svg:height="0.913cm" svg:x="52.414cm" svg:y="23.965cm">
          <text:p text:style-name="P1"><text:span text:style-name="T1">Database Row Cache</text:span></text:p>
        </draw:rect>
        <draw:rect draw:style-name="gr3" draw:text-style-name="P2" draw:layer="layout" svg:width="6.082cm" svg:height="0.915cm" svg:x="36.906cm" svg:y="23.067cm">
          <text:p text:style-name="P1"><text:span text:style-name="T1">get Database Rows For Project</text:span></text:p>
          <text:p text:style-name="P1"><text:span text:style-name="T1">(Project)</text:span></text:p>
        </draw:rect>
        <draw:rect draw:style-name="gr4" draw:text-style-name="P2" draw:layer="layout" svg:width="6.082cm" svg:height="0.913cm" svg:x="36.906cm" svg:y="22.154cm">
          <text:p text:style-name="P1"><text:span text:style-name="T1">Database Row Cache</text:span></text:p>
        </draw:rect>
        <draw:rect draw:style-name="gr3" draw:text-style-name="P2" draw:layer="layout" svg:width="6.386cm" svg:height="0.914cm" svg:x="29.762cm" svg:y="26.722cm">
          <text:p text:style-name="P1"><text:span text:style-name="T1">get Query Values </text:span></text:p>
          <text:p text:style-name="P1"><text:span text:style-name="T1">(query)</text:span></text:p>
        </draw:rect>
        <draw:rect draw:style-name="gr4" draw:text-style-name="P2" draw:layer="layout" svg:width="6.386cm" svg:height="0.913cm" svg:x="29.762cm" svg:y="25.809cm">
          <text:p text:style-name="P1"><text:span text:style-name="T1">Database Row Cache</text:span></text:p>
        </draw:rect>
        <draw:connector draw:style-name="gr5" draw:text-style-name="P1" draw:layer="layout" draw:type="line" svg:x1="47.531cm" svg:y1="31.674cm" svg:x2="40.099cm" svg:y2="33.726cm" svg:d="m47531 31674-7432 2052">
          <text:p/>
        </draw:connector>
        <draw:connector draw:style-name="gr5" draw:text-style-name="P1" draw:layer="layout" draw:type="line" svg:x1="32.955cm" svg:y1="27.636cm" svg:x2="40.099cm" svg:y2="33.726cm" svg:d="m32955 27636 7144 6090">
          <text:p/>
        </draw:connector>
        <draw:connector draw:style-name="gr5" draw:text-style-name="P1" draw:layer="layout" draw:type="line" svg:x1="55.455cm" svg:y1="28.533cm" svg:x2="47.531cm" svg:y2="29.847cm" svg:d="m55455 28533-7924 1314">
          <text:p/>
        </draw:connector>
        <draw:connector draw:style-name="gr5" draw:text-style-name="P1" draw:layer="layout" draw:type="line" svg:x1="55.455cm" svg:y1="25.792cm" svg:x2="55.455cm" svg:y2="26.705cm" svg:d="m55455 25792v913">
          <text:p/>
        </draw:connector>
        <draw:connector draw:style-name="gr5" draw:text-style-name="P1" draw:layer="layout" draw:type="line" svg:x1="47.531cm" svg:y1="22.764cm" svg:x2="55.455cm" svg:y2="23.965cm" svg:d="m47531 22764 7924 1201">
          <text:p/>
        </draw:connector>
        <draw:connector draw:style-name="gr5" draw:text-style-name="P1" draw:layer="layout" draw:type="line" svg:x1="47.531cm" svg:y1="22.764cm" svg:x2="47.531cm" svg:y2="29.847cm" svg:d="m47531 22764v7083">
          <text:p/>
        </draw:connector>
        <draw:connector draw:style-name="gr5" draw:text-style-name="P1" draw:layer="layout" draw:type="line" svg:x1="39.947cm" svg:y1="23.982cm" svg:x2="55.455cm" svg:y2="26.705cm" svg:d="m39947 23982 15508 2723">
          <text:p/>
        </draw:connector>
        <draw:rect draw:style-name="gr3" draw:text-style-name="P2" draw:layer="layout" svg:width="6.082cm" svg:height="0.914cm" svg:x="36.906cm" svg:y="19.108cm">
          <text:p text:style-name="P1"><text:span text:style-name="T1">get All Database Rows </text:span></text:p>
          <text:p text:style-name="P1"><text:span text:style-name="T1">(Purpose)</text:span></text:p>
        </draw:rect>
        <draw:rect draw:style-name="gr4" draw:text-style-name="P2" draw:layer="layout" svg:width="6.082cm" svg:height="0.913cm" svg:x="36.906cm" svg:y="18.195cm">
          <text:p text:style-name="P1"><text:span text:style-name="T1">Database Row Cache</text:span></text:p>
        </draw:rect>
        <draw:connector draw:style-name="gr5" draw:text-style-name="P1" draw:layer="layout" draw:type="line" svg:x1="39.947cm" svg:y1="20.022cm" svg:x2="39.947cm" svg:y2="22.154cm" svg:d="m39947 20022v2132">
          <text:p/>
        </draw:connector>
        <draw:connector draw:style-name="gr5" draw:text-style-name="P1" draw:layer="layout" draw:type="line" svg:x1="39.947cm" svg:y1="20.022cm" svg:x2="47.531cm" svg:y2="20.936cm" svg:d="m39947 20022 7584 914">
          <text:p/>
        </draw:connector>
        <draw:rect draw:style-name="gr3" draw:text-style-name="P2" draw:layer="layout" svg:width="6.386cm" svg:height="0.914cm" svg:x="29.762cm" svg:y="12.636cm">
          <text:p text:style-name="P1"><text:span text:style-name="T1">get Query Values</text:span></text:p>
          <text:p text:style-name="P1"><text:span text:style-name="T1">(ref, value)</text:span></text:p>
        </draw:rect>
        <draw:rect draw:style-name="gr6" draw:text-style-name="P2" draw:layer="layout" svg:width="6.386cm" svg:height="0.913cm" svg:x="29.762cm" svg:y="11.723cm">
          <text:p text:style-name="P1"><text:span text:style-name="T1">Database Values View Helper</text:span></text:p>
        </draw:rect>
        <draw:connector draw:style-name="gr5" draw:text-style-name="P1" draw:layer="layout" draw:type="line" svg:x1="32.955cm" svg:y1="13.55cm" svg:x2="32.955cm" svg:y2="25.809cm" svg:d="m32955 13550v12259">
          <text:p/>
        </draw:connector>
        <draw:rect draw:style-name="gr3" draw:text-style-name="P2" draw:layer="layout" svg:width="6.386cm" svg:height="0.914cm" svg:x="56.214cm" svg:y="12.714cm">
          <text:p text:style-name="P1"><text:span text:style-name="T1">get HTML For Edit</text:span></text:p>
        </draw:rect>
        <draw:rect draw:style-name="gr6" draw:text-style-name="P2" draw:layer="layout" svg:width="6.386cm" svg:height="0.913cm" svg:x="56.214cm" svg:y="11.801cm">
          <text:p text:style-name="P1"><text:span text:style-name="T1">Database Values View Helper</text:span></text:p>
        </draw:rect>
        <draw:rect draw:style-name="gr3" draw:text-style-name="P2" draw:layer="layout" svg:width="6.386cm" svg:height="0.914cm" svg:x="79.932cm" svg:y="12.714cm">
          <text:p text:style-name="P1"><text:span text:style-name="T1">get HTML For View</text:span></text:p>
        </draw:rect>
        <draw:rect draw:style-name="gr6" draw:text-style-name="P2" draw:layer="layout" svg:width="6.386cm" svg:height="0.913cm" svg:x="79.932cm" svg:y="11.801cm">
          <text:p text:style-name="P1"><text:span text:style-name="T1">Database Values View Helper</text:span></text:p>
        </draw:rect>
        <draw:rect draw:style-name="gr3" draw:text-style-name="P2" draw:layer="layout" svg:width="6.082cm" svg:height="0.914cm" svg:x="36.906cm" svg:y="12.573cm">
          <text:p text:style-name="P1"><text:span text:style-name="T1">get HTML For Search</text:span></text:p>
        </draw:rect>
        <draw:rect draw:style-name="gr6" draw:text-style-name="P2" draw:layer="layout" svg:width="6.082cm" svg:height="0.913cm" svg:x="36.906cm" svg:y="11.66cm">
          <text:p text:style-name="P1"><text:span text:style-name="T1">Database Values View Helper</text:span></text:p>
        </draw:rect>
        <draw:connector draw:style-name="gr5" draw:text-style-name="P1" draw:layer="layout" draw:type="line" svg:x1="39.947cm" svg:y1="13.487cm" svg:x2="39.947cm" svg:y2="18.195cm" svg:d="m39947 13487v4708">
          <text:p/>
        </draw:connector>
        <draw:rect draw:style-name="gr3" draw:text-style-name="P2" draw:layer="layout" svg:width="6.386cm" svg:height="0.914cm" svg:x="66.249cm" svg:y="12.573cm">
          <text:p text:style-name="P1"><text:span text:style-name="T1">get String For Sorting</text:span></text:p>
        </draw:rect>
        <draw:rect draw:style-name="gr6" draw:text-style-name="P2" draw:layer="layout" svg:width="6.386cm" svg:height="0.913cm" svg:x="66.249cm" svg:y="11.66cm">
          <text:p text:style-name="P1"><text:span text:style-name="T1">Database Values View Helper</text:span></text:p>
        </draw:rect>
        <draw:rect draw:style-name="gr3" draw:text-style-name="P2" draw:layer="layout" svg:width="9.843cm" svg:height="0.914cm" svg:x="64.499cm" svg:y="24.941cm">
          <text:p text:style-name="P1"><text:span text:style-name="T1">get Database Row From Database</text:span></text:p>
          <text:p text:style-name="P1"><text:span text:style-name="T1">(ID)</text:span></text:p>
        </draw:rect>
        <draw:rect draw:style-name="gr4" draw:text-style-name="P2" draw:layer="layout" svg:width="9.843cm" svg:height="0.913cm" svg:x="64.499cm" svg:y="24.028cm">
          <text:p text:style-name="P1"><text:span text:style-name="T1">Database Row Cache</text:span></text:p>
        </draw:rect>
        <draw:rect draw:style-name="gr7" draw:text-style-name="P4" draw:layer="layout" svg:width="6.033cm" svg:height="2.54cm" svg:x="68.309cm" svg:y="25.847cm">
          <text:p text:style-name="P3"><text:span text:style-name="T1">replaceJiraUserIfPresent(</text:span></text:p>
          <text:p text:style-name="P3"><text:span text:style-name="T1"><text:s/></text:span><text:span text:style-name="T1">doSqlSubstitutions + </text:span></text:p>
          <text:p text:style-name="P3"><text:span text:style-name="T1"><text:s/></text:span><text:span text:style-name="T1">getPrimaryKeyColumnName() </text:span></text:p>
          <text:p text:style-name="P3"><text:span text:style-name="T1"><text:s/></text:span><text:span text:style-name="T1">+ '=' <text:s/>+ ID</text:span></text:p>
          <text:p text:style-name="P3"><text:span text:style-name="T1">)</text:span></text:p>
        </draw:rect>
        <draw:rect draw:style-name="gr8" draw:text-style-name="P6" draw:layer="layout" svg:width="3.81cm" svg:height="2.54cm" svg:x="64.499cm" svg:y="25.847cm">
          <text:p text:style-name="P5"><text:span text:style-name="T1">SQL:</text:span></text:p>
        </draw:rect>
        <draw:rect draw:style-name="gr9" draw:text-style-name="P4" draw:layer="layout" svg:width="6.033cm" svg:height="0.952cm" svg:x="68.309cm" svg:y="28.387cm">
          <text:p text:style-name="P3"><text:span text:style-name="T1">'%'</text:span></text:p>
        </draw:rect>
        <draw:rect draw:style-name="gr10" draw:text-style-name="P6" draw:layer="layout" svg:width="3.81cm" svg:height="0.952cm" svg:x="64.499cm" svg:y="28.387cm">
          <text:p text:style-name="P5"><text:span text:style-name="T1">${jira.project.key}:</text:span></text:p>
        </draw:rect>
        <draw:connector draw:style-name="gr5" draw:text-style-name="P1" draw:layer="layout" draw:type="line" svg:x1="69.442cm" svg:y1="13.487cm" svg:x2="69.42cm" svg:y2="24.028cm" svg:d="m69442 13487-22 10541">
          <text:p/>
        </draw:connector>
        <draw:rect draw:style-name="gr11" draw:text-style-name="P2" draw:layer="layout" svg:width="6.386cm" svg:height="0.914cm" svg:x="63.208cm" svg:y="9.527cm">
          <text:p text:style-name="P1"><text:span text:style-name="T1">Sort String Comparitor</text:span></text:p>
          <text:p text:style-name="P1"><text:span text:style-name="T1">Compare</text:span></text:p>
        </draw:rect>
        <draw:rect draw:style-name="gr12" draw:text-style-name="P2" draw:layer="layout" svg:width="6.386cm" svg:height="0.913cm" svg:x="63.208cm" svg:y="8.614cm">
          <text:p text:style-name="P1"><text:span text:style-name="T1">Database Values Searcher</text:span></text:p>
        </draw:rect>
        <draw:connector draw:style-name="gr5" draw:text-style-name="P1" draw:layer="layout" draw:type="line" svg:x1="66.401cm" svg:y1="10.441cm" svg:x2="69.442cm" svg:y2="11.66cm" svg:d="m66401 10441 3041 1219">
          <text:p/>
        </draw:connector>
        <draw:rect draw:style-name="gr11" draw:text-style-name="P2" draw:layer="layout" svg:width="6.386cm" svg:height="0.914cm" svg:x="70.506cm" svg:y="9.527cm">
          <text:p text:style-name="P1"><text:span text:style-name="T1">Compare</text:span></text:p>
        </draw:rect>
        <draw:rect draw:style-name="gr12" draw:text-style-name="P2" draw:layer="layout" svg:width="6.386cm" svg:height="0.913cm" svg:x="70.506cm" svg:y="8.614cm">
          <text:p text:style-name="P1"><text:span text:style-name="T1">Database Values CF Type</text:span></text:p>
        </draw:rect>
        <draw:connector draw:style-name="gr5" draw:text-style-name="P1" draw:layer="layout" draw:type="line" svg:x1="73.699cm" svg:y1="10.441cm" svg:x2="69.442cm" svg:y2="11.66cm" svg:d="m73699 10441-4257 1219">
          <text:p/>
        </draw:connector>
        <draw:rect draw:style-name="gr11" draw:text-style-name="P2" draw:layer="layout" svg:width="6.386cm" svg:height="0.914cm" svg:x="44.338cm" svg:y="15.15cm">
          <text:p text:style-name="P1"><text:span text:style-name="T1">get HTML For Ajax Results</text:span></text:p>
        </draw:rect>
        <draw:rect draw:style-name="gr12" draw:text-style-name="P2" draw:layer="layout" svg:width="6.386cm" svg:height="0.913cm" svg:x="44.338cm" svg:y="14.237cm">
          <text:p text:style-name="P1"><text:span text:style-name="T1">AJAX View Helper</text:span></text:p>
        </draw:rect>
        <draw:connector draw:style-name="gr5" draw:text-style-name="P1" draw:layer="layout" draw:type="line" svg:x1="47.531cm" svg:y1="16.064cm" svg:x2="47.531cm" svg:y2="20.936cm" svg:d="m47531 16064v4872">
          <text:p/>
        </draw:connector>
        <draw:connector draw:style-name="gr5" draw:text-style-name="P1" draw:layer="layout" draw:type="line" svg:x1="59.407cm" svg:y1="13.628cm" svg:x2="47.531cm" svg:y2="20.936cm" svg:d="m59407 13628-11876 7308">
          <text:p/>
        </draw:connector>
        <draw:rect draw:style-name="gr11" draw:text-style-name="P2" draw:layer="layout" svg:width="6.386cm" svg:height="0.914cm" svg:x="29.762cm" svg:y="9.527cm">
          <text:p text:style-name="P1"><text:span text:style-name="T1">get Values</text:span></text:p>
        </draw:rect>
        <draw:rect draw:style-name="gr12" draw:text-style-name="P2" draw:layer="layout" svg:width="6.386cm" svg:height="0.913cm" svg:x="29.762cm" svg:y="8.614cm">
          <text:p text:style-name="P1"><text:span text:style-name="T1">Database Value Function</text:span></text:p>
        </draw:rect>
        <draw:connector draw:style-name="gr5" draw:text-style-name="P1" draw:layer="layout" draw:type="line" svg:x1="32.955cm" svg:y1="10.441cm" svg:x2="32.955cm" svg:y2="11.723cm" svg:d="m32955 10441v1282">
          <text:p/>
        </draw:connector>
        <draw:rect draw:style-name="gr13" draw:text-style-name="P7" draw:id="id1" draw:layer="layout" svg:width="6.385cm" svg:height="1.827cm" svg:x="79.933cm" svg:y="5.873cm">
          <text:p text:style-name="P1"><text:span text:style-name="T2">View Database Values .VM</text:span></text:p>
        </draw:rect>
        <draw:connector draw:style-name="gr5" draw:text-style-name="P1" draw:layer="layout" draw:type="line" svg:x1="83.125cm" svg:y1="7.7cm" svg:x2="83.125cm" svg:y2="11.801cm" draw:start-shape="id1" draw:start-glue-point="2" svg:d="m83125 7700v4101">
          <text:p/>
        </draw:connector>
        <draw:rect draw:style-name="gr13" draw:text-style-name="P7" draw:id="id2" draw:layer="layout" svg:width="6.385cm" svg:height="1.827cm" svg:x="36.755cm" svg:y="5.873cm">
          <text:p text:style-name="P1"><text:span text:style-name="T2">Search Database Values .VM</text:span></text:p>
        </draw:rect>
        <draw:connector draw:style-name="gr5" draw:text-style-name="P1" draw:layer="layout" draw:type="line" svg:x1="39.947cm" svg:y1="7.7cm" svg:x2="39.947cm" svg:y2="11.66cm" draw:start-shape="id2" draw:start-glue-point="2" svg:d="m39947 7700v3960">
          <text:p/>
        </draw:connector>
        <draw:rect draw:style-name="gr13" draw:text-style-name="P7" draw:id="id3" draw:layer="layout" svg:width="6.385cm" svg:height="1.827cm" svg:x="52.263cm" svg:y="5.873cm">
          <text:p text:style-name="P1"><text:span text:style-name="T2">Edit Database Values .VM</text:span></text:p>
        </draw:rect>
        <draw:connector draw:style-name="gr5" draw:text-style-name="P1" draw:layer="layout" draw:type="line" svg:x1="55.455cm" svg:y1="7.7cm" svg:x2="59.407cm" svg:y2="11.801cm" draw:start-shape="id3" draw:start-glue-point="2" svg:d="m55455 7700 3952 4101">
          <text:p/>
        </draw:connector>
        <draw:rect draw:style-name="gr13" draw:text-style-name="P7" draw:id="id4" draw:layer="layout" svg:width="6.385cm" svg:height="1.827cm" svg:x="29.762cm" svg:y="5.873cm">
          <text:p text:style-name="P1"><text:span text:style-name="T2">JQL Search</text:span></text:p>
        </draw:rect>
        <draw:connector draw:style-name="gr5" draw:text-style-name="P1" draw:layer="layout" draw:type="line" svg:x1="32.954cm" svg:y1="7.7cm" svg:x2="32.955cm" svg:y2="8.614cm" draw:start-shape="id4" draw:start-glue-point="2" svg:d="m32954 7700 1 914">
          <text:p/>
        </draw:connector>
        <draw:rect draw:style-name="gr13" draw:text-style-name="P7" draw:id="id6" draw:layer="layout" svg:width="6.385cm" svg:height="1.827cm" svg:x="63.209cm" svg:y="5.873cm">
          <text:p text:style-name="P1"><text:span text:style-name="T2">Searcher</text:span></text:p>
        </draw:rect>
        <draw:rect draw:style-name="gr13" draw:text-style-name="P7" draw:id="id5" draw:layer="layout" svg:width="6.385cm" svg:height="1.827cm" svg:x="70.507cm" svg:y="5.873cm">
          <text:p text:style-name="P1"><text:span text:style-name="T2">Backup Searcher</text:span></text:p>
        </draw:rect>
        <draw:connector draw:style-name="gr5" draw:text-style-name="P1" draw:layer="layout" draw:type="line" svg:x1="73.699cm" svg:y1="7.7cm" svg:x2="73.699cm" svg:y2="8.614cm" draw:start-shape="id5" draw:start-glue-point="2" svg:d="m73699 7700v914">
          <text:p/>
        </draw:connector>
        <draw:connector draw:style-name="gr5" draw:text-style-name="P1" draw:layer="layout" draw:type="line" svg:x1="66.401cm" svg:y1="7.7cm" svg:x2="66.401cm" svg:y2="8.614cm" draw:start-shape="id6" draw:start-glue-point="2" svg:d="m66401 7700v914">
          <text:p/>
        </draw:connector>
        <draw:rect draw:style-name="gr13" draw:text-style-name="P7" draw:layer="layout" svg:width="6.385cm" svg:height="1.827cm" svg:x="63.21cm" svg:y="5.874cm">
          <text:p text:style-name="P1"><text:span text:style-name="T2">Searcher</text:span></text:p>
        </draw:rect>
        <draw:rect draw:style-name="gr3" draw:text-style-name="P2" draw:layer="layout" svg:width="6.386cm" svg:height="0.914cm" svg:x="44.338cm" svg:y="12.573cm">
          <text:p text:style-name="P1"><text:span text:style-name="T1">get HTML for AJAX Results</text:span></text:p>
        </draw:rect>
        <draw:rect draw:style-name="gr6" draw:text-style-name="P2" draw:layer="layout" svg:width="6.386cm" svg:height="0.913cm" svg:x="44.338cm" svg:y="11.66cm">
          <text:p text:style-name="P1"><text:span text:style-name="T1">Database Values View Helper</text:span></text:p>
        </draw:rect>
        <draw:rect draw:style-name="gr11" draw:text-style-name="P2" draw:layer="layout" svg:width="6.386cm" svg:height="0.914cm" svg:x="44.338cm" svg:y="9.527cm">
          <text:p text:style-name="P1"><text:span text:style-name="T1">get HTML</text:span></text:p>
        </draw:rect>
        <draw:rect draw:style-name="gr14" draw:text-style-name="P2" draw:id="id12" draw:layer="layout" svg:width="6.386cm" svg:height="0.913cm" svg:x="44.338cm" svg:y="8.614cm">
          <text:p text:style-name="P1"><text:span text:style-name="T1">AJAX Results Page Acton</text:span></text:p>
        </draw:rect>
        <draw:rect draw:style-name="gr13" draw:text-style-name="P7" draw:id="id7" draw:layer="layout" svg:width="6.385cm" svg:height="1.827cm" svg:x="44.339cm" svg:y="5.873cm">
          <text:p text:style-name="P1"><text:span text:style-name="T2">AJAX Results .VM</text:span></text:p>
        </draw:rect>
        <draw:connector draw:style-name="gr5" draw:text-style-name="P1" draw:layer="layout" draw:type="line" svg:x1="83.125cm" svg:y1="13.628cm" svg:x2="55.455cm" svg:y2="23.965cm" svg:d="m83125 13628-27670 10337">
          <text:p/>
        </draw:connector>
        <draw:connector draw:style-name="gr5" draw:text-style-name="P1" draw:layer="layout" draw:type="line" svg:x1="47.531cm" svg:y1="13.487cm" svg:x2="47.531cm" svg:y2="14.237cm" svg:d="m47531 13487v750">
          <text:p/>
        </draw:connector>
        <draw:connector draw:style-name="gr5" draw:text-style-name="P1" draw:layer="layout" draw:type="line" svg:x1="47.531cm" svg:y1="10.441cm" svg:x2="47.531cm" svg:y2="11.66cm" svg:d="m47531 10441v1219">
          <text:p/>
        </draw:connector>
        <draw:connector draw:style-name="gr5" draw:text-style-name="P1" draw:layer="layout" draw:type="line" svg:x1="47.531cm" svg:y1="7.7cm" svg:x2="47.531cm" svg:y2="8.614cm" draw:start-shape="id7" draw:start-glue-point="2" svg:d="m47531 7700v914">
          <text:p/>
        </draw:connector>
        <draw:rect draw:style-name="gr3" draw:text-style-name="P2" draw:layer="layout" svg:width="6.386cm" svg:height="0.914cm" svg:x="60.488cm" svg:y="16.459cm">
          <text:p text:style-name="P1"><text:span text:style-name="T1">refresh Cache If Needed</text:span></text:p>
          <text:p text:style-name="P1"><text:span text:style-name="T1">(Project)</text:span></text:p>
        </draw:rect>
        <draw:rect draw:style-name="gr6" draw:text-style-name="P2" draw:layer="layout" svg:width="6.386cm" svg:height="0.913cm" svg:x="60.488cm" svg:y="15.546cm">
          <text:p text:style-name="P1"><text:span text:style-name="T1">Database Values View Helper</text:span></text:p>
        </draw:rect>
        <draw:connector draw:style-name="gr5" draw:text-style-name="P1" draw:layer="layout" draw:type="line" svg:x1="69.442cm" svg:y1="13.487cm" svg:x2="63.681cm" svg:y2="15.546cm" svg:d="m69442 13487-5761 2059">
          <text:p/>
        </draw:connector>
        <draw:connector draw:style-name="gr5" draw:text-style-name="P1" draw:layer="layout" draw:type="line" svg:x1="63.681cm" svg:y1="17.373cm" svg:x2="55.455cm" svg:y2="23.965cm" svg:d="m63681 17373-8226 6592">
          <text:p/>
        </draw:connector>
        <draw:connector draw:style-name="gr5" draw:text-style-name="P1" draw:layer="layout" draw:type="line" svg:x1="55.455cm" svg:y1="7.7cm" svg:x2="50.724cm" svg:y2="15.15cm" draw:start-shape="id3" draw:start-glue-point="2" svg:d="m55455 7700-4731 7450">
          <text:p/>
        </draw:connector>
        <draw:ellipse draw:style-name="gr15" draw:text-style-name="P1" draw:layer="layout" svg:width="8.514cm" svg:height="4.872cm" svg:x="49.221cm" svg:y="37.99cm">
          <text:p text:style-name="P1">Do SQL Substitution has been </text:p>
          <text:p text:style-name="P1">run on the Query</text:p>
        </draw:ellipse>
        <draw:frame draw:style-name="gr16" draw:text-style-name="P8" draw:layer="layout" svg:width="2.471cm" svg:height="0.962cm" svg:x="33.718cm" svg:y="6.867cm">
          <draw:text-box>
            <text:p><text:span text:style-name="T3">$Issue</text:span></text:p>
          </draw:text-box>
        </draw:frame>
        <draw:frame draw:style-name="gr16" draw:text-style-name="P8" draw:layer="layout" svg:width="2.471cm" svg:height="0.962cm" svg:x="56.219cm" svg:y="6.867cm">
          <draw:text-box>
            <text:p><text:span text:style-name="T3">$Issue</text:span></text:p>
          </draw:text-box>
        </draw:frame>
        <draw:frame draw:style-name="gr16" draw:text-style-name="P9" draw:layer="layout" svg:width="2.471cm" svg:height="0.962cm" svg:x="40.712cm" svg:y="6.867cm">
          <draw:text-box>
            <text:p><text:span text:style-name="T3">$Issue</text:span></text:p>
          </draw:text-box>
        </draw:frame>
        <draw:frame draw:style-name="gr16" draw:text-style-name="P10" draw:layer="layout" svg:width="2.471cm" svg:height="0.962cm" svg:x="36.655cm" svg:y="6.867cm">
          <draw:text-box>
            <text:p><text:span text:style-name="T4">$Issue</text:span></text:p>
          </draw:text-box>
        </draw:frame>
        <draw:frame draw:style-name="gr17" draw:text-style-name="P10" draw:layer="layout" svg:width="2.471cm" svg:height="0.962cm" svg:x="46.296cm" svg:y="6.867cm">
          <draw:text-box>
            <text:p><text:span text:style-name="T4">$Issue</text:span></text:p>
          </draw:text-box>
        </draw:frame>
        <draw:frame draw:style-name="gr17" draw:text-style-name="P10" draw:layer="layout" svg:width="2.471cm" svg:height="0.962cm" svg:x="63.174cm" svg:y="6.867cm">
          <draw:text-box>
            <text:p><text:span text:style-name="T4">$Issue</text:span></text:p>
          </draw:text-box>
        </draw:frame>
        <draw:frame draw:style-name="gr16" draw:text-style-name="P10" draw:layer="layout" svg:width="2.471cm" svg:height="0.962cm" svg:x="70.372cm" svg:y="6.867cm">
          <draw:text-box>
            <text:p><text:span text:style-name="T4">$Issue</text:span></text:p>
          </draw:text-box>
        </draw:frame>
        <draw:frame draw:style-name="gr16" draw:text-style-name="P10" draw:layer="layout" svg:width="2.471cm" svg:height="0.962cm" svg:x="79.857cm" svg:y="6.867cm">
          <draw:text-box>
            <text:p><text:span text:style-name="T4">$Issue</text:span></text:p>
          </draw:text-box>
        </draw:frame>
        <draw:rect draw:style-name="gr18" draw:text-style-name="P2" draw:layer="layout" svg:width="8.573cm" svg:height="0.914cm" svg:x="76.665cm" svg:y="25.334cm">
          <text:p text:style-name="P2">doSqlSubstitutions()</text:p>
        </draw:rect>
        <draw:rect draw:style-name="gr12" draw:text-style-name="P2" draw:layer="layout" svg:width="8.573cm" svg:height="0.913cm" svg:x="76.665cm" svg:y="24.421cm">
          <text:p text:style-name="P1"><text:span text:style-name="T1">Database Values CF Parameters</text:span></text:p>
        </draw:rect>
        <draw:rect draw:style-name="gr19" draw:text-style-name="P2" draw:layer="layout" svg:width="4.763cm" svg:height="0.914cm" svg:x="80.475cm" svg:y="26.24cm">
          <text:p text:style-name="P1"><text:span text:style-name="T1">properties - sql.1.query</text:span></text:p>
        </draw:rect>
        <draw:rect draw:style-name="gr20" draw:text-style-name="P6" draw:layer="layout" svg:width="3.81cm" svg:height="0.914cm" svg:x="76.665cm" svg:y="26.24cm">
          <text:p text:style-name="P5"><text:span text:style-name="T1">SQL:</text:span></text:p>
        </draw:rect>
        <draw:rect draw:style-name="gr9" draw:text-style-name="P2" draw:layer="layout" svg:width="4.763cm" svg:height="0.914cm" svg:x="80.475cm" svg:y="27.131cm">
          <text:p/>
        </draw:rect>
        <draw:rect draw:style-name="gr10" draw:text-style-name="P6" draw:layer="layout" svg:width="3.81cm" svg:height="0.914cm" svg:x="76.665cm" svg:y="27.131cm">
          <text:p text:style-name="P5"><text:span text:style-name="T1">${xxx}:</text:span></text:p>
        </draw:rect>
        <draw:rect draw:style-name="gr3" draw:text-style-name="P2" draw:layer="layout" svg:width="8.573cm" svg:height="0.914cm" svg:x="76.666cm" svg:y="25.334cm">
          <text:p text:style-name="P2">doSqlSubstitutions()</text:p>
        </draw:rect>
        <draw:rect draw:style-name="gr21" draw:text-style-name="P2" draw:layer="layout" svg:width="8.573cm" svg:height="0.913cm" svg:x="76.666cm" svg:y="24.421cm">
          <text:p text:style-name="P1"><text:span text:style-name="T1">Database Values CF Parameters</text:span></text:p>
        </draw:rect>
        <draw:rect draw:style-name="gr7" draw:text-style-name="P2" draw:id="id8" draw:layer="layout" svg:width="4.763cm" svg:height="0.914cm" svg:x="80.476cm" svg:y="26.24cm">
          <text:p/>
        </draw:rect>
        <draw:rect draw:style-name="gr8" draw:text-style-name="P6" draw:id="id10" draw:layer="layout" svg:width="3.81cm" svg:height="0.914cm" svg:x="76.666cm" svg:y="26.24cm">
          <text:p text:style-name="P5"><text:span text:style-name="T1">SQL:</text:span></text:p>
        </draw:rect>
        <draw:rect draw:style-name="gr22" draw:text-style-name="P2" draw:id="id9" draw:layer="layout" svg:width="4.763cm" svg:height="0.914cm" svg:x="80.476cm" svg:y="27.131cm">
          <text:p/>
        </draw:rect>
        <draw:rect draw:style-name="gr23" draw:text-style-name="P6" draw:layer="layout" svg:width="3.81cm" svg:height="0.914cm" svg:x="76.666cm" svg:y="27.131cm">
          <text:p text:style-name="P5"><text:span text:style-name="T1">${xxx}:</text:span></text:p>
        </draw:rect>
        <draw:rect draw:style-name="gr18" draw:text-style-name="P2" draw:layer="layout" svg:width="8.573cm" svg:height="0.914cm" svg:x="89.2cm" svg:y="25.234cm">
          <text:p text:style-name="P2">getSqlQuery()</text:p>
        </draw:rect>
        <draw:rect draw:style-name="gr12" draw:text-style-name="P2" draw:layer="layout" svg:width="8.573cm" svg:height="0.913cm" svg:x="89.2cm" svg:y="24.321cm">
          <text:p text:style-name="P1"><text:span text:style-name="T1">Database Values CF Parameters</text:span></text:p>
        </draw:rect>
        <draw:rect draw:style-name="gr18" draw:text-style-name="P2" draw:layer="layout" svg:width="8.573cm" svg:height="0.914cm" svg:x="99.524cm" svg:y="17.6cm">
          <text:p text:style-name="P2">setSqlQuery()</text:p>
        </draw:rect>
        <draw:rect draw:style-name="gr12" draw:text-style-name="P2" draw:layer="layout" svg:width="8.573cm" svg:height="0.913cm" svg:x="99.524cm" svg:y="16.687cm">
          <text:p text:style-name="P1"><text:span text:style-name="T1">Database Values CF Parameters</text:span></text:p>
        </draw:rect>
        <draw:rect draw:style-name="gr19" draw:text-style-name="P2" draw:layer="layout" svg:width="4.763cm" svg:height="0.914cm" svg:x="103.334cm" svg:y="20.697cm">
          <text:p text:style-name="P1"><text:span text:style-name="T1">m_sqlQuery</text:span></text:p>
        </draw:rect>
        <draw:rect draw:style-name="gr20" draw:text-style-name="P6" draw:layer="layout" svg:width="3.81cm" svg:height="0.914cm" svg:x="99.524cm" svg:y="20.697cm">
          <text:p text:style-name="P5"><text:span text:style-name="T1">property</text:span></text:p>
        </draw:rect>
        <draw:rect draw:style-name="gr12" draw:text-style-name="P2" draw:layer="layout" svg:width="8.573cm" svg:height="0.913cm" svg:x="99.525cm" svg:y="19.784cm">
          <text:p text:style-name="P1"><text:span text:style-name="T1">Database Values CF Parameters</text:span></text:p>
        </draw:rect>
        <draw:rect draw:style-name="gr18" draw:text-style-name="P2" draw:layer="layout" svg:width="8.573cm" svg:height="0.914cm" svg:x="99.524cm" svg:y="13.837cm">
          <text:p text:style-name="P2">loadParameters</text:p>
          <text:p text:style-name="P2">(Custom Field)</text:p>
        </draw:rect>
        <draw:rect draw:style-name="gr12" draw:text-style-name="P2" draw:layer="layout" svg:width="8.573cm" svg:height="0.913cm" svg:x="99.524cm" svg:y="12.924cm">
          <text:p text:style-name="P2">Database Values CF Parameters Loader</text:p>
        </draw:rect>
        <draw:rect draw:style-name="gr19" draw:text-style-name="P2" draw:layer="layout" svg:width="4.763cm" svg:height="0.914cm" svg:x="103.334cm" svg:y="14.743cm">
          <text:p text:style-name="P1"><text:span text:style-name="T1">sql.query</text:span></text:p>
        </draw:rect>
        <draw:rect draw:style-name="gr20" draw:text-style-name="P6" draw:layer="layout" svg:width="3.81cm" svg:height="0.914cm" svg:x="99.524cm" svg:y="14.743cm">
          <text:p text:style-name="P5"><text:span text:style-name="T1">From Properties:</text:span></text:p>
        </draw:rect>
        <draw:rect draw:style-name="gr19" draw:text-style-name="P2" draw:layer="layout" svg:width="4.763cm" svg:height="0.914cm" svg:x="103.335cm" svg:y="14.743cm">
          <text:p text:style-name="P1"><text:span text:style-name="T1">sql.query</text:span></text:p>
        </draw:rect>
        <draw:rect draw:style-name="gr20" draw:text-style-name="P6" draw:layer="layout" svg:width="3.81cm" svg:height="0.914cm" svg:x="99.525cm" svg:y="14.743cm">
          <text:p text:style-name="P5"><text:span text:style-name="T1">From Properties:</text:span></text:p>
        </draw:rect>
        <draw:connector draw:style-name="gr24" draw:text-style-name="P1" draw:layer="layout" draw:type="line" svg:x1="85.239cm" svg:y1="26.697cm" svg:x2="89.2cm" svg:y2="25.234cm" draw:start-shape="id8" draw:start-glue-point="1" svg:d="m85239 26697 3961-1463">
          <text:p/>
        </draw:connector>
        <draw:connector draw:style-name="gr5" draw:text-style-name="P1" draw:layer="layout" draw:type="lines" svg:x1="103.811cm" svg:y1="15.657cm" svg:x2="103.81cm" svg:y2="16.687cm" svg:d="m103811 15657v0l-1 1030v0">
          <text:p/>
        </draw:connector>
        <draw:connector draw:style-name="gr5" draw:text-style-name="P1" draw:layer="layout" draw:type="lines" svg:x1="103.81cm" svg:y1="18.514cm" svg:x2="103.811cm" svg:y2="19.784cm" svg:d="m103810 18514v0l1 1270v0">
          <text:p/>
        </draw:connector>
        <draw:rect draw:style-name="gr3" draw:text-style-name="P2" draw:layer="layout" svg:width="8.573cm" svg:height="0.914cm" svg:x="89.2cm" svg:y="28.993cm">
          <text:p text:style-name="P2">getSqlSubstitutions()</text:p>
        </draw:rect>
        <draw:rect draw:style-name="gr21" draw:text-style-name="P2" draw:layer="layout" svg:width="8.573cm" svg:height="0.913cm" svg:x="89.2cm" svg:y="28.08cm">
          <text:p text:style-name="P1"><text:span text:style-name="T1">Database Values CF Parameters</text:span></text:p>
        </draw:rect>
        <draw:rect draw:style-name="gr3" draw:text-style-name="P2" draw:layer="layout" svg:width="8.573cm" svg:height="0.914cm" svg:x="109.367cm" svg:y="17.601cm">
          <text:p text:style-name="P2">setSqlSubstitutions</text:p>
          <text:p text:style-name="P2">(Map&lt;String,String&gt;)</text:p>
        </draw:rect>
        <draw:rect draw:style-name="gr21" draw:text-style-name="P2" draw:layer="layout" svg:width="8.573cm" svg:height="0.913cm" svg:x="109.367cm" svg:y="16.688cm">
          <text:p text:style-name="P1"><text:span text:style-name="T1">Database Values CF Parameters</text:span></text:p>
        </draw:rect>
        <draw:rect draw:style-name="gr7" draw:text-style-name="P2" draw:layer="layout" svg:width="4.763cm" svg:height="0.914cm" svg:x="113.177cm" svg:y="20.698cm">
          <text:p text:style-name="P1"><text:span text:style-name="T1">m_sqlSubstitutions</text:span></text:p>
        </draw:rect>
        <draw:rect draw:style-name="gr8" draw:text-style-name="P6" draw:layer="layout" svg:width="3.81cm" svg:height="0.914cm" svg:x="109.368cm" svg:y="20.698cm">
          <text:p text:style-name="P5"><text:span text:style-name="T1">property</text:span></text:p>
        </draw:rect>
        <draw:rect draw:style-name="gr21" draw:text-style-name="P2" draw:layer="layout" svg:width="8.573cm" svg:height="0.913cm" svg:x="109.368cm" svg:y="19.785cm">
          <text:p text:style-name="P1"><text:span text:style-name="T1">Database Values CF Parameters</text:span></text:p>
        </draw:rect>
        <draw:connector draw:style-name="gr5" draw:text-style-name="P1" draw:layer="layout" draw:type="lines" svg:x1="113.653cm" svg:y1="18.515cm" svg:x2="113.654cm" svg:y2="19.785cm" svg:d="m113653 18515v0l1 1270v0">
          <text:p/>
        </draw:connector>
        <draw:rect draw:style-name="gr3" draw:text-style-name="P2" draw:layer="layout" svg:width="8.573cm" svg:height="0.914cm" svg:x="109.367cm" svg:y="14.504cm">
          <text:p text:style-name="P2">setSqlSubstitutions</text:p>
          <text:p text:style-name="P2">(Map&lt;String,String&gt;)</text:p>
        </draw:rect>
        <draw:rect draw:style-name="gr6" draw:text-style-name="P2" draw:layer="layout" svg:width="8.573cm" svg:height="0.913cm" svg:x="109.367cm" svg:y="13.591cm">
          <text:p text:style-name="P1"><text:span text:style-name="T1">Database Values View Helper</text:span></text:p>
        </draw:rect>
        <draw:rect draw:style-name="gr3" draw:text-style-name="P2" draw:id="id11" draw:layer="layout" svg:width="8.573cm" svg:height="0.914cm" svg:x="109.368cm" svg:y="10.694cm">
          <text:p text:style-name="P2">getHtml</text:p>
        </draw:rect>
        <draw:rect draw:style-name="gr14" draw:text-style-name="P2" draw:layer="layout" svg:width="8.573cm" svg:height="0.913cm" svg:x="109.368cm" svg:y="9.781cm">
          <text:p text:style-name="P1"><text:span text:style-name="T1">AJAX Results Page Action</text:span></text:p>
        </draw:rect>
        <draw:rect draw:style-name="gr7" draw:text-style-name="P2" draw:layer="layout" svg:width="4.763cm" svg:height="0.914cm" svg:x="113.178cm" svg:y="11.608cm">
          <text:p text:style-name="P1"><text:span text:style-name="T1">all Properties</text:span></text:p>
        </draw:rect>
        <draw:rect draw:style-name="gr8" draw:text-style-name="P6" draw:layer="layout" svg:width="3.81cm" svg:height="0.914cm" svg:x="109.368cm" svg:y="11.608cm">
          <text:p text:style-name="P5"><text:span text:style-name="T1">From Request:</text:span></text:p>
        </draw:rect>
        <draw:connector draw:style-name="gr5" draw:text-style-name="P1" draw:layer="layout" draw:type="lines" svg:x1="113.654cm" svg:y1="12.522cm" svg:x2="113.653cm" svg:y2="13.591cm" svg:d="m113654 12522v0l-1 1069v0">
          <text:p/>
        </draw:connector>
        <draw:connector draw:style-name="gr5" draw:text-style-name="P1" draw:layer="layout" draw:type="lines" svg:x1="113.653cm" svg:y1="15.418cm" svg:x2="113.653cm" svg:y2="16.688cm" svg:d="m113653 15418v0 1270 0">
          <text:p/>
        </draw:connector>
        <draw:connector draw:style-name="gr24" draw:text-style-name="P1" draw:layer="layout" draw:type="line" svg:x1="85.239cm" svg:y1="27.588cm" svg:x2="89.2cm" svg:y2="28.993cm" draw:start-shape="id9" draw:start-glue-point="1" svg:d="m85239 27588 3961 1405">
          <text:p/>
        </draw:connector>
        <draw:rect draw:style-name="gr3" draw:text-style-name="P2" draw:layer="layout" svg:width="8.573cm" svg:height="0.914cm" svg:x="76.667cm" svg:y="20.698cm">
          <text:p text:style-name="P2">getPrimaryKeyColumnName()</text:p>
        </draw:rect>
        <draw:rect draw:style-name="gr21" draw:text-style-name="P2" draw:layer="layout" svg:width="8.573cm" svg:height="0.913cm" svg:x="76.667cm" svg:y="19.785cm">
          <text:p text:style-name="P1"><text:span text:style-name="T1">Database Values CF Parameters</text:span></text:p>
        </draw:rect>
        <draw:rect draw:style-name="gr3" draw:text-style-name="P2" draw:layer="layout" svg:width="8.573cm" svg:height="0.914cm" svg:x="89.2cm" svg:y="25.235cm">
          <text:p text:style-name="P2">getSqlQuery()</text:p>
        </draw:rect>
        <draw:rect draw:style-name="gr21" draw:text-style-name="P2" draw:layer="layout" svg:width="8.573cm" svg:height="0.913cm" svg:x="89.2cm" svg:y="24.322cm">
          <text:p text:style-name="P1"><text:span text:style-name="T1">Database Values CF Parameters</text:span></text:p>
        </draw:rect>
        <draw:rect draw:style-name="gr3" draw:text-style-name="P2" draw:layer="layout" svg:width="8.573cm" svg:height="0.914cm" svg:x="99.524cm" svg:y="17.601cm">
          <text:p text:style-name="P2">setSqlQuery()</text:p>
        </draw:rect>
        <draw:rect draw:style-name="gr21" draw:text-style-name="P2" draw:layer="layout" svg:width="8.573cm" svg:height="0.913cm" svg:x="99.524cm" svg:y="16.688cm">
          <text:p text:style-name="P1"><text:span text:style-name="T1">Database Values CF Parameters</text:span></text:p>
        </draw:rect>
        <draw:rect draw:style-name="gr7" draw:text-style-name="P2" draw:layer="layout" svg:width="4.763cm" svg:height="0.914cm" svg:x="103.334cm" svg:y="20.698cm">
          <text:p text:style-name="P1"><text:span text:style-name="T1">m_sqlQuery</text:span></text:p>
        </draw:rect>
        <draw:rect draw:style-name="gr8" draw:text-style-name="P6" draw:layer="layout" svg:width="3.81cm" svg:height="0.914cm" svg:x="99.524cm" svg:y="20.698cm">
          <text:p text:style-name="P5"><text:span text:style-name="T1">property</text:span></text:p>
        </draw:rect>
        <draw:rect draw:style-name="gr21" draw:text-style-name="P2" draw:layer="layout" svg:width="8.573cm" svg:height="0.913cm" svg:x="99.525cm" svg:y="19.785cm">
          <text:p text:style-name="P1"><text:span text:style-name="T1">Database Values CF Parameters</text:span></text:p>
        </draw:rect>
        <draw:rect draw:style-name="gr3" draw:text-style-name="P2" draw:layer="layout" svg:width="8.573cm" svg:height="0.914cm" svg:x="99.525cm" svg:y="13.838cm">
          <text:p text:style-name="P2">loadParameters</text:p>
          <text:p text:style-name="P2">(Custom Field)</text:p>
        </draw:rect>
        <draw:rect draw:style-name="gr25" draw:text-style-name="P2" draw:layer="layout" svg:width="8.573cm" svg:height="0.913cm" svg:x="99.525cm" svg:y="12.925cm">
          <text:p text:style-name="P2">Database Values CF Parameters Loader</text:p>
        </draw:rect>
        <draw:rect draw:style-name="gr19" draw:text-style-name="P2" draw:layer="layout" svg:width="4.763cm" svg:height="0.914cm" svg:x="103.334cm" svg:y="14.744cm">
          <text:p text:style-name="P1"><text:span text:style-name="T1">sql.query</text:span></text:p>
        </draw:rect>
        <draw:rect draw:style-name="gr20" draw:text-style-name="P6" draw:layer="layout" svg:width="3.81cm" svg:height="0.914cm" svg:x="99.524cm" svg:y="14.744cm">
          <text:p text:style-name="P5"><text:span text:style-name="T1">From Properties:</text:span></text:p>
        </draw:rect>
        <draw:rect draw:style-name="gr7" draw:text-style-name="P2" draw:layer="layout" svg:width="4.763cm" svg:height="0.914cm" svg:x="103.335cm" svg:y="14.744cm">
          <text:p text:style-name="P1"><text:span text:style-name="T1">sql.query</text:span></text:p>
        </draw:rect>
        <draw:rect draw:style-name="gr8" draw:text-style-name="P6" draw:layer="layout" svg:width="3.81cm" svg:height="0.914cm" svg:x="99.525cm" svg:y="14.744cm">
          <text:p text:style-name="P5"><text:span text:style-name="T1">From Properties:</text:span></text:p>
        </draw:rect>
        <draw:connector draw:style-name="gr5" draw:text-style-name="P1" draw:layer="layout" draw:type="lines" svg:x1="103.811cm" svg:y1="15.658cm" svg:x2="103.81cm" svg:y2="16.688cm" svg:d="m103811 15658v0l-1 1030v0">
          <text:p/>
        </draw:connector>
        <draw:connector draw:style-name="gr5" draw:text-style-name="P1" draw:layer="layout" draw:type="lines" svg:x1="103.81cm" svg:y1="18.515cm" svg:x2="103.811cm" svg:y2="19.785cm" svg:d="m103810 18515v0l1 1270v0">
          <text:p/>
        </draw:connector>
        <draw:rect draw:style-name="gr3" draw:text-style-name="P2" draw:layer="layout" svg:width="8.573cm" svg:height="0.914cm" svg:x="89.2cm" svg:y="17.601cm">
          <text:p text:style-name="P2">setPrimaryKeyColumnName</text:p>
        </draw:rect>
        <draw:rect draw:style-name="gr21" draw:text-style-name="P2" draw:layer="layout" svg:width="8.573cm" svg:height="0.913cm" svg:x="89.2cm" svg:y="16.688cm">
          <text:p text:style-name="P1"><text:span text:style-name="T1">Database Values CF Parameters</text:span></text:p>
        </draw:rect>
        <draw:rect draw:style-name="gr7" draw:text-style-name="P2" draw:layer="layout" svg:width="6.03cm" svg:height="0.914cm" svg:x="91.741cm" svg:y="20.698cm">
          <text:p text:style-name="P1"><text:span text:style-name="T1">m_primaryKeyColumnName</text:span></text:p>
        </draw:rect>
        <draw:rect draw:style-name="gr8" draw:text-style-name="P6" draw:layer="layout" svg:width="2.541cm" svg:height="0.914cm" svg:x="89.2cm" svg:y="20.698cm">
          <text:p text:style-name="P5"><text:span text:style-name="T1">property</text:span></text:p>
        </draw:rect>
        <draw:rect draw:style-name="gr21" draw:text-style-name="P2" draw:layer="layout" svg:width="8.571cm" svg:height="0.913cm" svg:x="89.201cm" svg:y="19.785cm">
          <text:p text:style-name="P1"><text:span text:style-name="T1">Database Values CF Parameters</text:span></text:p>
        </draw:rect>
        <draw:rect draw:style-name="gr3" draw:text-style-name="P2" draw:layer="layout" svg:width="8.573cm" svg:height="0.914cm" svg:x="89.201cm" svg:y="13.838cm">
          <text:p text:style-name="P2">loadParameters</text:p>
          <text:p text:style-name="P2">(Custom Field)</text:p>
        </draw:rect>
        <draw:rect draw:style-name="gr25" draw:text-style-name="P2" draw:layer="layout" svg:width="8.573cm" svg:height="0.913cm" svg:x="89.201cm" svg:y="12.925cm">
          <text:p text:style-name="P2">Database Values CF Parameters Loader</text:p>
        </draw:rect>
        <draw:rect draw:style-name="gr19" draw:text-style-name="P2" draw:layer="layout" svg:width="4.763cm" svg:height="0.914cm" svg:x="93.01cm" svg:y="14.744cm">
          <text:p text:style-name="P1"><text:span text:style-name="T1">sql.query</text:span></text:p>
        </draw:rect>
        <draw:rect draw:style-name="gr20" draw:text-style-name="P6" draw:layer="layout" svg:width="3.81cm" svg:height="0.914cm" svg:x="89.2cm" svg:y="14.744cm">
          <text:p text:style-name="P5"><text:span text:style-name="T1">From Properties:</text:span></text:p>
        </draw:rect>
        <draw:rect draw:style-name="gr7" draw:text-style-name="P2" draw:layer="layout" svg:width="5.081cm" svg:height="0.914cm" svg:x="92.693cm" svg:y="14.744cm">
          <text:p text:style-name="P1"><text:span text:style-name="T1">primarykey.column.name</text:span></text:p>
        </draw:rect>
        <draw:rect draw:style-name="gr8" draw:text-style-name="P6" draw:layer="layout" svg:width="3.492cm" svg:height="0.914cm" svg:x="89.201cm" svg:y="14.744cm">
          <text:p text:style-name="P5"><text:span text:style-name="T1">From Properties:</text:span></text:p>
        </draw:rect>
        <draw:connector draw:style-name="gr5" draw:text-style-name="P1" draw:layer="layout" draw:type="lines" svg:x1="93.487cm" svg:y1="15.658cm" svg:x2="93.486cm" svg:y2="16.688cm" svg:d="m93487 15658v0l-1 1030v0">
          <text:p/>
        </draw:connector>
        <draw:connector draw:style-name="gr5" draw:text-style-name="P1" draw:layer="layout" draw:type="lines" svg:x1="93.486cm" svg:y1="18.515cm" svg:x2="93.486cm" svg:y2="19.785cm" svg:d="m93486 18515v0 1270 0">
          <text:p/>
        </draw:connector>
        <draw:connector draw:style-name="gr24" draw:text-style-name="P1" draw:layer="layout" svg:x1="85.24cm" svg:y1="20.698cm" svg:x2="89.2cm" svg:y2="20.698cm" svg:d="m85240 20698h3960">
          <text:p/>
        </draw:connector>
        <draw:connector draw:style-name="gr5" draw:text-style-name="P1" draw:layer="layout" svg:x1="113.654cm" svg:y1="21.612cm" svg:x2="97.773cm" svg:y2="28.993cm" svg:d="m113654 21612h-7940v7381h-7941">
          <text:p/>
        </draw:connector>
        <draw:connector draw:style-name="gr5" draw:text-style-name="P1" draw:layer="layout" svg:x1="103.811cm" svg:y1="21.612cm" svg:x2="97.773cm" svg:y2="25.235cm" svg:d="m103811 21612h-3019v3623h-3019">
          <text:p/>
        </draw:connector>
        <draw:connector draw:style-name="gr5" draw:text-style-name="P1" draw:layer="layout" svg:x1="76.667cm" svg:y1="20.698cm" svg:x2="74.342cm" svg:y2="26.683cm" svg:d="m76667 20698v2993h-2325v2992">
          <text:p/>
        </draw:connector>
        <draw:connector draw:style-name="gr5" draw:text-style-name="P1" draw:layer="layout" svg:x1="76.666cm" svg:y1="26.697cm" svg:x2="74.342cm" svg:y2="26.683cm" draw:start-shape="id10" draw:start-glue-point="3" svg:d="m76666 26697h-1412v-14h-912">
          <text:p/>
        </draw:connector>
        <draw:rect draw:style-name="gr3" draw:text-style-name="P2" draw:layer="layout" svg:width="8.573cm" svg:height="0.914cm" svg:x="76.666cm" svg:y="30.922cm">
          <text:p text:style-name="P2">replaceJiraUserIfPresent</text:p>
          <text:p text:style-name="P2">(query)</text:p>
        </draw:rect>
        <draw:rect draw:style-name="gr4" draw:text-style-name="P2" draw:layer="layout" svg:width="8.573cm" svg:height="0.913cm" svg:x="76.666cm" svg:y="30.009cm">
          <text:p text:style-name="P1"><text:span text:style-name="T1">Database Row Cache</text:span></text:p>
        </draw:rect>
        <draw:rect draw:style-name="gr7" draw:text-style-name="P4" draw:layer="layout" svg:width="5.715cm" svg:height="1.588cm" svg:x="79.524cm" svg:y="31.814cm">
          <text:p text:style-name="P4">JiraAuthenticationContext()</text:p>
          <text:p text:style-name="P4"><text:tab/>.getUser()</text:p>
          <text:p text:style-name="P4"><text:tab/><text:tab/>.getName()</text:p>
        </draw:rect>
        <draw:rect draw:style-name="gr8" draw:text-style-name="P6" draw:layer="layout" svg:width="2.857cm" svg:height="1.588cm" svg:x="76.667cm" svg:y="31.814cm">
          <text:p text:style-name="P5"><text:span text:style-name="T1">${jira.user}:</text:span></text:p>
        </draw:rect>
        <draw:connector draw:style-name="gr24" draw:text-style-name="P1" draw:layer="layout" svg:x1="76.666cm" svg:y1="31.705cm" svg:x2="74.342cm" svg:y2="26.683cm" svg:d="m76666 31705v-2511h-2324v-2511">
          <text:p/>
        </draw:connector>
        <draw:rect draw:style-name="gr3" draw:text-style-name="P2" draw:layer="layout" svg:width="8.573cm" svg:height="0.914cm" svg:x="19.815cm" svg:y="12.173cm">
          <text:p text:style-name="P2">getQuery(ref,value)</text:p>
        </draw:rect>
        <draw:rect draw:style-name="gr21" draw:text-style-name="P2" draw:layer="layout" svg:width="8.573cm" svg:height="0.913cm" svg:x="19.815cm" svg:y="11.26cm">
          <text:p text:style-name="P1"><text:span text:style-name="T1">Database Values CF Parameters</text:span></text:p>
        </draw:rect>
        <draw:rect draw:style-name="gr7" draw:text-style-name="P2" draw:layer="layout" svg:width="4.763cm" svg:height="0.914cm" svg:x="23.625cm" svg:y="13.099cm">
          <text:p text:style-name="P1"><text:span text:style-name="T1">value</text:span></text:p>
        </draw:rect>
        <draw:rect draw:style-name="gr8" draw:text-style-name="P6" draw:layer="layout" svg:width="3.808cm" svg:height="0.914cm" svg:x="19.817cm" svg:y="13.099cm">
          <text:p text:style-name="P5"><text:span text:style-name="T1">QUERY_VALUE:</text:span></text:p>
        </draw:rect>
        <draw:rect draw:style-name="gr3" draw:text-style-name="P2" draw:layer="layout" svg:width="8.573cm" svg:height="0.914cm" svg:x="8.303cm" svg:y="9.703cm">
          <text:p text:style-name="P2">setJQLQuerys(Map&lt;String,String&gt;)</text:p>
        </draw:rect>
        <draw:rect draw:style-name="gr21" draw:text-style-name="P2" draw:layer="layout" svg:width="8.573cm" svg:height="0.913cm" svg:x="8.303cm" svg:y="8.79cm">
          <text:p text:style-name="P1"><text:span text:style-name="T1">Database Values CF Parameters</text:span></text:p>
        </draw:rect>
        <draw:rect draw:style-name="gr7" draw:text-style-name="P2" draw:layer="layout" svg:width="6.03cm" svg:height="0.914cm" svg:x="10.844cm" svg:y="12.636cm">
          <text:p text:style-name="P1"><text:span text:style-name="T1">m_jqlQueries</text:span></text:p>
        </draw:rect>
        <draw:rect draw:style-name="gr8" draw:text-style-name="P6" draw:layer="layout" svg:width="2.541cm" svg:height="0.914cm" svg:x="8.303cm" svg:y="12.636cm">
          <text:p text:style-name="P5"><text:span text:style-name="T1">property</text:span></text:p>
        </draw:rect>
        <draw:rect draw:style-name="gr21" draw:text-style-name="P2" draw:layer="layout" svg:width="8.571cm" svg:height="0.913cm" svg:x="8.304cm" svg:y="11.723cm">
          <text:p text:style-name="P1"><text:span text:style-name="T1">Database Values CF Parameters</text:span></text:p>
        </draw:rect>
        <draw:rect draw:style-name="gr3" draw:text-style-name="P2" draw:layer="layout" svg:width="8.573cm" svg:height="0.914cm" svg:x="8.303cm" svg:y="6.714cm">
          <text:p text:style-name="P2">loadParameters</text:p>
          <text:p text:style-name="P2">(Custom Field)</text:p>
        </draw:rect>
        <draw:rect draw:style-name="gr25" draw:text-style-name="P2" draw:layer="layout" svg:width="8.573cm" svg:height="0.913cm" svg:x="8.303cm" svg:y="5.801cm">
          <text:p text:style-name="P2">Database Values CF Parameters Loader</text:p>
        </draw:rect>
        <draw:connector draw:style-name="gr5" draw:text-style-name="P1" draw:layer="layout" draw:type="lines" svg:x1="12.589cm" svg:y1="7.628cm" svg:x2="12.589cm" svg:y2="8.79cm" svg:d="m12589 7628v0 1162 0">
          <text:p/>
        </draw:connector>
        <draw:connector draw:style-name="gr5" draw:text-style-name="P1" draw:layer="layout" draw:type="lines" svg:x1="12.589cm" svg:y1="10.617cm" svg:x2="12.589cm" svg:y2="11.723cm" svg:d="m12589 10617v0 1106 0">
          <text:p/>
        </draw:connector>
        <draw:connector draw:style-name="gr24" draw:text-style-name="P1" draw:layer="layout" svg:x1="19.815cm" svg:y1="12.636cm" svg:x2="16.875cm" svg:y2="12.636cm" svg:d="m19815 12636h-2940">
          <text:p/>
        </draw:connector>
        <draw:rect draw:style-name="gr3" draw:text-style-name="P2" draw:layer="layout" svg:width="8.89cm" svg:height="0.914cm" svg:x="18.062cm" svg:y="6.058cm">
          <text:p text:style-name="P2">loadJQLQueries</text:p>
          <text:p text:style-name="P2">(Properties)</text:p>
        </draw:rect>
        <draw:rect draw:style-name="gr25" draw:text-style-name="P2" draw:layer="layout" svg:width="8.89cm" svg:height="0.913cm" svg:x="18.062cm" svg:y="5.145cm">
          <text:p text:style-name="P2">Database Values CF Parameters Loader</text:p>
        </draw:rect>
        <draw:rect draw:style-name="gr7" draw:text-style-name="P4" draw:layer="layout" svg:width="5.397cm" svg:height="1.356cm" svg:x="21.555cm" svg:y="6.964cm">
          <text:p text:style-name="P3"><text:span text:style-name="T1">Key=jql.X.query.reference</text:span></text:p>
          <text:p text:style-name="P3"><text:span text:style-name="T1">value=jql.X.query</text:span></text:p>
        </draw:rect>
        <draw:rect draw:style-name="gr8" draw:text-style-name="P6" draw:layer="layout" svg:width="3.493cm" svg:height="1.356cm" svg:x="18.062cm" svg:y="6.964cm">
          <text:p text:style-name="P5"><text:span text:style-name="T1">From Properties:</text:span></text:p>
        </draw:rect>
        <draw:connector draw:style-name="gr24" draw:text-style-name="P1" draw:layer="layout" svg:x1="16.876cm" svg:y1="6.714cm" svg:x2="18.062cm" svg:y2="6.732cm" svg:d="m16876 6714h593v18h593">
          <text:p/>
        </draw:connector>
        <draw:connector draw:style-name="gr24" draw:text-style-name="P1" draw:layer="layout" svg:x1="29.762cm" svg:y1="12.636cm" svg:x2="28.388cm" svg:y2="12.636cm" svg:d="m29762 12636h-1374">
          <text:p/>
        </draw:connector>
        <draw:rect draw:style-name="gr3" draw:text-style-name="P2" draw:layer="layout" svg:width="8.008cm" svg:height="0.914cm" svg:x="43.527cm" svg:y="30.76cm">
          <text:p text:style-name="P1"><text:span text:style-name="T1">get Database Rows From DB</text:span></text:p>
          <text:p text:style-name="P1"><text:span text:style-name="T1">(Project, Query)</text:span></text:p>
        </draw:rect>
        <draw:rect draw:style-name="gr4" draw:text-style-name="P2" draw:layer="layout" svg:width="8.008cm" svg:height="0.913cm" svg:x="43.527cm" svg:y="29.847cm">
          <text:p text:style-name="P1"><text:span text:style-name="T1">Database Row Cache</text:span></text:p>
        </draw:rect>
        <draw:rect draw:style-name="gr7" draw:text-style-name="P2" draw:layer="layout" svg:width="4.23cm" svg:height="0.914cm" svg:x="47.305cm" svg:y="31.697cm">
          <text:p text:style-name="P1"><text:span text:style-name="T1">project (unless null)</text:span></text:p>
        </draw:rect>
        <draw:rect draw:style-name="gr8" draw:text-style-name="P6" draw:layer="layout" svg:width="3.808cm" svg:height="0.914cm" svg:x="43.527cm" svg:y="31.697cm">
          <text:p text:style-name="P5"><text:span text:style-name="T1">${jira.project.key}</text:span></text:p>
        </draw:rect>
        <draw:rect draw:style-name="gr22" draw:text-style-name="P2" draw:layer="layout" svg:width="4.23cm" svg:height="0.914cm" svg:x="47.305cm" svg:y="32.649cm">
          <text:p/>
        </draw:rect>
        <draw:rect draw:style-name="gr23" draw:text-style-name="P6" draw:layer="layout" svg:width="3.808cm" svg:height="0.914cm" svg:x="43.527cm" svg:y="32.649cm">
          <text:p text:style-name="P5"><text:span text:style-name="T1">${jira.user}</text:span></text:p>
        </draw:rect>
        <draw:connector draw:style-name="gr24" draw:text-style-name="P1" draw:layer="layout" svg:x1="76.666cm" svg:y1="31.705cm" svg:x2="51.535cm" svg:y2="31.705cm" svg:d="m76666 31705h-25131">
          <text:p/>
        </draw:connector>
        <draw:connector draw:style-name="gr24" draw:text-style-name="P1" draw:layer="layout" svg:x1="109.368cm" svg:y1="11.151cm" svg:x2="50.724cm" svg:y2="9.07cm" draw:start-shape="id11" draw:start-glue-point="3" draw:end-shape="id12" svg:d="m109368 11151h-29322v-2081h-2932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round" draw:style="radial" draw:cx="50%" draw:cy="50%" draw:start-color="#999999" draw:end-color="#ffff00" draw:start-intensity="100%" draw:end-intensity="100%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27cm" fo:page-height="81.2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Peter Edworthy</meta:initial-creator>
    <meta:creation-date>2011-07-22T15:48:54</meta:creation-date>
    <dc:date>2011-07-26T14:51:33</dc:date>
    <dc:creator>Peter Edworthy</dc:creator>
    <meta:editing-duration>PT23H08M16S</meta:editing-duration>
    <meta:editing-cycles>5</meta:editing-cycles>
    <meta:generator>OpenOffice.org/3.1$Unix OpenOffice.org_project/310m19$Build-9420</meta:generator>
    <meta:printed-by>Peter Edworthy</meta:printed-by>
    <meta:print-date>2011-07-25T17:18:39</meta:print-date>
    <meta:document-statistic meta:object-count="216"/>
  </office:meta>
</office:document-meta>
</file>